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10.5cm"/>
    </style:style>
    <style:style style:name="gr2" style:family="graphic" style:parent-style-name="standard">
      <style:graphic-properties svg:stroke-color="#000000" draw:opacity="0%" draw:textarea-horizontal-align="justify" draw:textarea-vertical-align="middle" draw:auto-grow-height="false" fo:min-height="0.85cm" fo:min-width="4.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3.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9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5.55cm" fo:min-width="26.5cm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1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5.3cm"/>
    </style:style>
    <style:style style:name="gr12" style:family="graphic" style:parent-style-name="standard">
      <style:graphic-properties svg:stroke-color="#000000" draw:opacity="0%" draw:textarea-horizontal-align="justify" draw:textarea-vertical-align="middle" draw:auto-grow-height="false" fo:min-height="1.15cm" fo:min-width="4.3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375cm" fo:min-width="4.701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626cm" fo:min-width="3.501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813cm" fo:min-width="4.501cm"/>
    </style:style>
    <style:style style:name="gr1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5cm" fo:min-width="5.1cm"/>
    </style:style>
    <style:style style:name="gr17" style:family="graphic" style:parent-style-name="standard">
      <style:graphic-properties svg:stroke-color="#000000" draw:opacity="0%" draw:textarea-horizontal-align="justify" draw:textarea-vertical-align="middle" draw:auto-grow-height="false" fo:min-height="1.15cm" fo:min-width="3.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438cm" fo:min-width="2.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1cm" svg:height="1cm" svg:x="8.4cm" svg:y="0.6cm">
          <text:p text:style-name="P1">User Interac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cm" svg:height="1.1cm" svg:x="6.2cm" svg:y="5.1cm">
          <text:p text:style-name="P1">Search handl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4cm" svg:y1="1.6cm" svg:x2="8.6cm" svg:y2="5.1cm">
          <text:p/>
        </draw:line>
        <draw:custom-shape draw:style-name="gr4" draw:text-style-name="P2" draw:layer="layout" svg:width="4.2cm" svg:height="1cm" svg:x="2.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6.6cm" svg:height="1cm" svg:x="7cm" svg:y="15.4cm">
          <draw:text-box>
            <text:p><text:span text:style-name="T1">Functional Component</text:span></text:p>
          </draw:text-box>
        </draw:frame>
        <draw:frame draw:style-name="gr5" draw:text-style-name="P4" draw:layer="layout" svg:width="3.4cm" svg:height="1cm" svg:x="7.162cm" svg:y="17.192cm">
          <draw:text-box>
            <text:p><text:span text:style-name="T1">Data Store</text:span></text:p>
          </draw:text-box>
        </draw:frame>
        <draw:line draw:style-name="gr3" draw:text-style-name="P3" draw:layer="layout" svg:x1="14.2cm" svg:y1="15.6cm" svg:x2="18.6cm" svg:y2="15.6cm">
          <text:p/>
        </draw:line>
        <draw:line draw:style-name="gr6" draw:text-style-name="P3" draw:layer="layout" svg:x1="14.4cm" svg:y1="16.8cm" svg:x2="18.8cm" svg:y2="16.8cm">
          <text:p/>
        </draw:line>
        <draw:line draw:style-name="gr7" draw:text-style-name="P1" draw:layer="layout" svg:x1="14.4cm" svg:y1="18.4cm" svg:x2="18.8cm" svg:y2="18.4cm">
          <text:p/>
        </draw:line>
        <draw:frame draw:style-name="gr5" draw:text-style-name="P4" draw:layer="layout" svg:width="5.6cm" svg:height="1cm" svg:x="20.4cm" svg:y="17.8cm">
          <draw:text-box>
            <text:p><text:span text:style-name="T1">X </text:span><text:span text:style-name="T1">re</text:span><text:span text:style-name="T1">a</text:span><text:span text:style-name="T1">d</text:span><text:span text:style-name="T1">s </text:span><text:span text:style-name="T1">a</text:span><text:span text:style-name="T1">n</text:span><text:span text:style-name="T1">d </text:span><text:span text:style-name="T1">w</text:span><text:span text:style-name="T1">rit</text:span><text:span text:style-name="T1">e</text:span><text:span text:style-name="T1">s </text:span><text:span text:style-name="T1">Y</text:span></text:p>
          </draw:text-box>
        </draw:frame>
        <draw:frame draw:style-name="gr5" draw:text-style-name="P4" draw:layer="layout" svg:width="4.4cm" svg:height="1cm" svg:x="20.4cm" svg:y="16.2cm">
          <draw:text-box>
            <text:p><text:span text:style-name="T1">X reads Y</text:span></text:p>
          </draw:text-box>
        </draw:frame>
        <draw:frame draw:style-name="gr5" draw:text-style-name="P4" draw:layer="layout" svg:width="6.6cm" svg:height="1cm" svg:x="20.2cm" svg:y="15.2cm">
          <draw:text-box>
            <text:p><text:span text:style-name="T1">I</text:span><text:span text:style-name="T1">n</text:span><text:span text:style-name="T1">t</text:span><text:span text:style-name="T1">e</text:span><text:span text:style-name="T1">r</text:span><text:span text:style-name="T1">a</text:span><text:span text:style-name="T1">c</text:span><text:span text:style-name="T1">t</text:span><text:span text:style-name="T1">s</text:span><text:span text:style-name="T1"> </text:span><text:span text:style-name="T1">W</text:span><text:span text:style-name="T1">i</text:span><text:span text:style-name="T1">t</text:span><text:span text:style-name="T1">h</text:span></text:p>
          </draw:text-box>
        </draw:frame>
        <draw:frame draw:style-name="gr8" draw:text-style-name="P5" draw:layer="layout" svg:width="0.925cm" svg:height="1cm" svg:x="18.8cm" svg:y="16.2cm">
          <draw:text-box>
            <text:p>X</text:p>
          </draw:text-box>
        </draw:frame>
        <draw:frame draw:style-name="gr8" draw:text-style-name="P5" draw:layer="layout" svg:width="0.925cm" svg:height="1cm" svg:x="18.875cm" svg:y="17.8cm">
          <draw:text-box>
            <text:p>X</text:p>
          </draw:text-box>
        </draw:frame>
        <draw:frame draw:style-name="gr8" draw:text-style-name="P5" draw:layer="layout" svg:width="0.926cm" svg:height="1cm" svg:x="13.4cm" svg:y="17.8cm">
          <draw:text-box>
            <text:p>Y</text:p>
          </draw:text-box>
        </draw:frame>
        <draw:frame draw:style-name="gr8" draw:text-style-name="P5" draw:layer="layout" svg:width="0.925cm" svg:height="1cm" svg:x="13.4cm" svg:y="16.2cm">
          <draw:text-box>
            <text:p>Y</text:p>
          </draw:text-box>
        </draw:frame>
        <draw:custom-shape draw:style-name="gr9" draw:text-style-name="P2" draw:layer="layout" svg:width="27cm" svg:height="5.8cm" svg:x="0.6cm" svg:y="14.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2.8cm" svg:height="0.962cm" svg:x="2.4cm" svg:y="14cm">
          <draw:text-box>
            <text:p>Legend</text:p>
          </draw:text-box>
        </draw:frame>
        <draw:custom-shape draw:style-name="gr11" draw:text-style-name="P2" draw:layer="layout" svg:width="5.8cm" svg:height="1cm" svg:x="14.8cm" svg:y="6.6cm">
          <text:p text:style-name="P1">Compose handler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8cm" svg:height="1.4cm" svg:x="15cm" svg:y="2.8cm">
          <text:p text:style-name="P1">View Documen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4.8cm" svg:y1="1.6cm" svg:x2="17.2cm" svg:y2="2.8cm">
          <text:p/>
        </draw:line>
        <draw:custom-shape draw:style-name="gr13" draw:text-style-name="P7" draw:layer="layout" svg:width="5.2cm" svg:height="2.6cm" svg:x="16cm" svg:y="11.4cm">
          <text:p><text:span text:style-name="T2">Images, Docs, </text:span></text:p>
          <text:p><text:span text:style-name="T2">Credentials, Privileg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7" draw:layer="layout" svg:width="4cm" svg:height="1.401cm" svg:x="2.2cm" svg:y="16.8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7" draw:layer="layout" svg:width="5cm" svg:height="1.7cm" svg:x="6.3cm" svg:y="12cm">
          <text:p text:style-name="P1"><text:span text:style-name="T2">Elasticsearch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8" draw:layer="layout" svg:width="5.6cm" svg:height="2.4cm" svg:x="5.932cm" svg:y="11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2cm" svg:height="1.4cm" svg:x="2.2cm" svg:y="1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3.099cm" svg:height="1.1cm" svg:x="2.701cm" svg:y="18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9" draw:text-style-name="P4" draw:layer="layout" svg:width="8.4cm" svg:height="0.839cm" svg:x="7cm" svg:y="19.2cm">
          <draw:text-box>
            <text:p><text:span text:style-name="T1">External System with Data Store</text:span></text:p>
          </draw:text-box>
        </draw:frame>
        <draw:line draw:style-name="gr6" draw:text-style-name="P3" draw:layer="layout" svg:x1="17.4cm" svg:y1="6.6cm" svg:x2="17.4cm" svg:y2="4.2cm">
          <text:p/>
        </draw:line>
        <draw:line draw:style-name="gr6" draw:text-style-name="P3" draw:layer="layout" svg:x1="17.4cm" svg:y1="11.4cm" svg:x2="17.4cm" svg:y2="7.6cm">
          <text:p/>
        </draw:line>
        <draw:line draw:style-name="gr3" draw:text-style-name="P3" draw:layer="layout" svg:x1="8.6cm" svg:y1="6.2cm" svg:x2="8.6cm" svg:y2="11.6cm">
          <text:p/>
        </draw:lin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4:01:47.262165031</meta:creation-date>
    <dc:date>2016-10-30T10:12:19.395323070</dc:date>
    <meta:editing-duration>PT27M48S</meta:editing-duration>
    <meta:editing-cycles>11</meta:editing-cycles>
    <meta:generator>LibreOffice/5.2.2.2.0$Linux_X86_64 LibreOffice_project/20m0$Build-2</meta:generator>
    <meta:document-statistic meta:object-count="54"/>
  </office:meta>
</office:document-meta>
</file>